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erif Pro" svg:font-family="'Source Serif Pro', serif"/>
  </office:font-face-decls>
  <office:automatic-styles>
    <style:style style:name="P1" style:family="paragraph" style:parent-style-name="Standard">
      <style:text-properties style:font-name="Nimbus Sans" fo:font-weight="bold" officeooo:rsid="000518be" officeooo:paragraph-rsid="000518be" style:font-weight-asian="bold" style:font-weight-complex="bold"/>
    </style:style>
    <style:style style:name="P2" style:family="paragraph" style:parent-style-name="Standard">
      <style:text-properties fo:color="#000000" loext:opacity="100%" style:font-name="Nimbus Sans" fo:font-weight="bold" officeooo:rsid="00010cd5" officeooo:paragraph-rsid="00010cd5" style:font-weight-asian="bold" style:font-weight-complex="bold"/>
    </style:style>
    <style:style style:name="P3" style:family="paragraph" style:parent-style-name="Text_20_body" style:list-style-name="L1">
      <style:text-properties fo:font-variant="normal" fo:text-transform="none" fo:color="#000000" loext:opacity="100%" style:font-name="Source Serif Pro" fo:font-size="12pt" fo:letter-spacing="normal" fo:font-style="normal" fo:font-weight="normal" officeooo:rsid="000518be" officeooo:paragraph-rsid="000518be" style:font-size-asian="10.5pt" style:font-size-complex="12pt"/>
    </style:style>
    <style:style style:name="P4" style:family="paragraph" style:parent-style-name="Text_20_body" style:list-style-name="L2">
      <style:text-properties fo:font-variant="normal" fo:text-transform="none" fo:color="#000000" loext:opacity="100%" style:font-name="Source Serif Pro" fo:font-size="12pt" fo:letter-spacing="normal" fo:font-style="normal" fo:font-weight="normal" officeooo:rsid="000518be" officeooo:paragraph-rsid="000518be" style:font-size-asian="10.5pt" style:font-size-complex="12pt"/>
    </style:style>
    <style:style style:name="P5" style:family="paragraph" style:parent-style-name="Standard">
      <style:text-properties fo:color="#000000" loext:opacity="100%" style:font-name="Nimbus Sans" fo:font-weight="normal" officeooo:rsid="00010cd5" officeooo:paragraph-rsid="00010cd5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/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space-before="2.002cm" text:min-label-width="0.499cm"/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space-before="3.253cm" text:min-label-width="0.499cm"/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space-before="4.503cm" text:min-label-width="0.499cm"/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space-before="5.754cm" text:min-label-width="0.499cm"/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space-before="7.005cm" text:min-label-width="0.499cm"/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space-before="8.255cm" text:min-label-width="0.499cm"/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space-before="9.506cm" text:min-label-width="0.499cm"/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space-before="10.756cm" text:min-label-width="0.499cm"/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space-before="12.007cm" text:min-label-width="0.499cm"/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HON: CRIE SUA PRIMEIRA APLICAÇÃO</text:p>
      <text:p text:style-name="P2"/>
      <text:list text:style-name="L1">
        <text:list-item>
          <text:p text:style-name="P3">Quando estamos no Back-End, estamos próximos de dados e das regras de negócio.</text:p>
        </text:list-item>
      </text:list>
      <text:list text:style-name="L2">
        <text:list-header>
          <text:p text:style-name="P4"/>
        </text:list-header>
      </text:list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7T12:52:42.841300062</meta:creation-date>
    <dc:date>2025-10-29T17:37:17.839310649</dc:date>
    <meta:editing-duration>PT1H20M5S</meta:editing-duration>
    <meta:editing-cycles>3</meta:editing-cycles>
    <meta:generator>LibreOffice/25.2.6.2$Linux_X86_64 LibreOffice_project/40d1a0e1d5bdf1afaeae24d9ece32bbb00fa66a4</meta:generator>
    <meta:document-statistic meta:table-count="0" meta:image-count="0" meta:object-count="0" meta:page-count="1" meta:paragraph-count="3" meta:word-count="20" meta:character-count="115" meta:non-whitespace-character-count="99"/>
  </office:meta>
</office:document-meta>
</file>